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prefix="("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Spacing" style:master-page-name="MP0" style:family="paragraph">
      <style:paragraph-properties fo:break-before="page"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2" style:parent-style-name="NoSpacing" style:family="paragraph">
      <style:paragraph-properties fo:text-align="center"/>
      <style:text-properties fo:font-size="14pt" style:font-size-asian="14pt" style:font-size-complex="14pt"/>
    </style:style>
    <style:style style:name="P3" style:parent-style-name="NoSpacing" style:family="paragraph">
      <style:paragraph-properties fo:text-align="center"/>
      <style:text-properties fo:font-size="14pt" style:font-size-asian="14pt" style:font-size-complex="14pt"/>
    </style:style>
    <style:style style:name="P4" style:parent-style-name="NoSpacing" style:family="paragraph">
      <style:paragraph-properties fo:text-align="center"/>
      <style:text-properties fo:font-size="14pt" style:font-size-asian="14pt" style:font-size-complex="14pt"/>
    </style:style>
    <style:style style:name="P5" style:parent-style-name="NoSpacing"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6" style:parent-style-name="NoSpacing" style:family="paragraph">
      <style:text-properties fo:font-size="14pt" style:font-size-asian="14pt" style:font-size-complex="14pt"/>
    </style:style>
    <style:style style:name="P7" style:parent-style-name="NoSpacing" style:family="paragraph">
      <style:text-properties fo:font-size="14pt" style:font-size-asian="14pt" style:font-size-complex="14pt"/>
    </style:style>
    <style:style style:name="P8" style:parent-style-name="NoSpacing" style:family="paragraph">
      <style:text-properties fo:font-size="14pt" style:font-size-asian="14pt" style:font-size-complex="14pt"/>
    </style:style>
    <style:style style:name="P9" style:parent-style-name="NoSpacing"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10" style:parent-style-name="NoSpacing" style:family="paragraph">
      <style:text-properties fo:font-size="14pt" style:font-size-asian="14pt" style:font-size-complex="14pt"/>
    </style:style>
    <style:style style:name="P11" style:parent-style-name="NoSpacing" style:family="paragraph">
      <style:text-properties fo:font-size="14pt" style:font-size-asian="14pt" style:font-size-complex="14pt"/>
    </style:style>
    <style:style style:name="P12" style:parent-style-name="NoSpacing" style:family="paragraph">
      <style:text-properties fo:font-size="14pt" style:font-size-asian="14pt" style:font-size-complex="14pt"/>
    </style:style>
    <style:style style:name="P13" style:parent-style-name="NoSpacing" style:family="paragraph">
      <style:text-properties fo:font-size="14pt" style:font-size-asian="14pt" style:font-size-complex="14pt"/>
    </style:style>
    <style:style style:name="P14" style:parent-style-name="NoSpacing" style:family="paragraph">
      <style:text-properties fo:font-size="14pt" style:font-size-asian="14pt" style:font-size-complex="14pt"/>
    </style:style>
    <style:style style:name="P15" style:parent-style-name="NoSpacing" style:family="paragraph">
      <style:text-properties fo:font-size="14pt" style:font-size-asian="14pt" style:font-size-complex="14pt"/>
    </style:style>
    <style:style style:name="P16" style:parent-style-name="NoSpacing" style:family="paragraph">
      <style:text-properties fo:font-size="14pt" style:font-size-asian="14pt" style:font-size-complex="14pt"/>
    </style:style>
    <style:style style:name="P17" style:parent-style-name="NoSpacing" style:family="paragraph">
      <style:text-properties fo:font-size="14pt" style:font-size-asian="14pt" style:font-size-complex="14pt"/>
    </style:style>
    <style:style style:name="P18" style:parent-style-name="NoSpacing"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19" style:parent-style-name="NoSpacing" style:family="paragraph">
      <style:text-properties fo:font-size="14pt" style:font-size-asian="14pt" style:font-size-complex="14pt"/>
    </style:style>
    <style:style style:name="P20" style:parent-style-name="NoSpacing" style:family="paragraph">
      <style:text-properties fo:font-size="14pt" style:font-size-asian="14pt" style:font-size-complex="14pt"/>
    </style:style>
    <style:style style:name="P21" style:parent-style-name="NoSpacing" style:family="paragraph">
      <style:text-properties fo:font-size="14pt" style:font-size-asian="14pt" style:font-size-complex="14pt"/>
    </style:style>
    <style:style style:name="P22" style:parent-style-name="NoSpacing" style:family="paragraph">
      <style:text-properties fo:font-size="14pt" style:font-size-asian="14pt" style:font-size-complex="14pt"/>
    </style:style>
    <style:style style:name="P23" style:parent-style-name="NoSpacing" style:family="paragraph">
      <style:text-properties fo:font-size="14pt" style:font-size-asian="14pt" style:font-size-complex="14pt"/>
    </style:style>
    <style:style style:name="P24" style:parent-style-name="NoSpacing" style:family="paragraph">
      <style:text-properties fo:font-size="14pt" style:font-size-asian="14pt" style:font-size-complex="14pt"/>
    </style:style>
    <style:style style:name="P25" style:parent-style-name="NoSpacing"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26" style:parent-style-name="NoSpacing" style:family="paragraph">
      <style:text-properties fo:font-size="14pt" style:font-size-asian="14pt" style:font-size-complex="14pt"/>
    </style:style>
    <style:style style:name="P27" style:parent-style-name="NoSpacing" style:family="paragraph">
      <style:text-properties fo:font-size="14pt" style:font-size-asian="14pt" style:font-size-complex="14pt"/>
    </style:style>
    <style:style style:name="P28" style:parent-style-name="NoSpacing" style:family="paragraph">
      <style:text-properties fo:font-size="14pt" style:font-size-asian="14pt" style:font-size-complex="14pt"/>
    </style:style>
    <style:style style:name="P29" style:parent-style-name="NoSpacing" style:family="paragraph">
      <style:text-properties fo:font-size="14pt" style:font-size-asian="14pt" style:font-size-complex="14pt"/>
    </style:style>
    <style:style style:name="P30" style:parent-style-name="NoSpacing" style:family="paragraph">
      <style:text-properties fo:font-size="14pt" style:font-size-asian="14pt" style:font-size-complex="14pt"/>
    </style:style>
    <style:style style:name="P31" style:parent-style-name="NoSpacing" style:family="paragraph">
      <style:text-properties fo:font-size="14pt" style:font-size-asian="14pt" style:font-size-complex="14pt"/>
    </style:style>
    <style:style style:name="P32" style:parent-style-name="NoSpacing" style:family="paragraph">
      <style:text-properties fo:font-size="14pt" style:font-size-asian="14pt" style:font-size-complex="14pt"/>
    </style:style>
    <style:style style:name="P33" style:parent-style-name="NoSpacing"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34" style:parent-style-name="NoSpacing" style:family="paragraph">
      <style:text-properties fo:font-size="14pt" style:font-size-asian="14pt" style:font-size-complex="14pt"/>
    </style:style>
    <style:style style:name="P35" style:parent-style-name="NoSpacing" style:family="paragraph">
      <style:text-properties fo:font-size="14pt" style:font-size-asian="14pt" style:font-size-complex="14pt" style:text-underline-type="single" style:text-underline-style="solid" style:text-underline-width="auto" style:text-underline-mode="continuous"/>
    </style:style>
    <style:style style:name="P36" style:parent-style-name="NoSpacing"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T37"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38"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language-asian="en" style:country-asian="GB"/>
    </style:style>
    <style:style style:name="T39"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40" style:parent-style-name="NoSpacing" style:family="paragraph">
      <style:text-properties style:font-name="Times New Roman" style:font-name-asian="Times New Roman" style:font-name-complex="Times New Roman" fo:color="#000000" fo:font-size="13.5pt" style:font-size-asian="13.5pt" style:font-size-complex="13.5pt" style:language-asian="en" style:country-asian="GB"/>
    </style:style>
    <style:style style:name="P41" style:parent-style-name="NoSpacing" style:family="paragraph">
      <style:text-properties style:font-name="Times New Roman" style:font-name-asian="Times New Roman" style:font-name-complex="Times New Roman" fo:color="#000000" fo:font-size="13.5pt" style:font-size-asian="13.5pt" style:font-size-complex="13.5pt" style:language-asian="en" style:country-asian="GB"/>
    </style:style>
    <style:style style:name="T42"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3"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language-asian="en" style:country-asian="GB"/>
    </style:style>
    <style:style style:name="T44"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45" style:parent-style-name="NoSpacing" style:family="paragraph">
      <style:text-properties style:font-name="Times New Roman" style:font-name-asian="Times New Roman" style:font-name-complex="Times New Roman" fo:color="#000000" fo:font-size="13.5pt" style:font-size-asian="13.5pt" style:font-size-complex="13.5pt" style:language-asian="en" style:country-asian="GB"/>
    </style:style>
    <style:style style:name="P46" style:parent-style-name="NoSpacing" style:family="paragraph">
      <style:paragraph-properties fo:margin-left="0.5in">
        <style:tab-stops/>
      </style:paragraph-properties>
      <style:text-properties style:font-name="Times New Roman" style:font-name-asian="Times New Roman" style:font-name-complex="Times New Roman" fo:color="#000000" fo:font-size="13.5pt" style:font-size-asian="13.5pt" style:font-size-complex="13.5pt" style:language-asian="en" style:country-asian="GB"/>
    </style:style>
    <style:style style:name="T47"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8"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9"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language-asian="en" style:country-asian="GB"/>
    </style:style>
    <style:style style:name="T50"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51" style:parent-style-name="NoSpacing" style:family="paragraph">
      <style:text-properties style:font-name="Times New Roman" style:font-name-asian="Times New Roman" style:font-name-complex="Times New Roman" fo:color="#000000" fo:font-size="13.5pt" style:font-size-asian="13.5pt" style:font-size-complex="13.5pt" style:language-asian="en" style:country-asian="GB"/>
    </style:style>
    <style:style style:name="P52" style:parent-style-name="NoSpacing" style:family="paragraph">
      <style:text-properties fo:font-size="14pt" style:font-size-asian="14pt" style:font-size-complex="14pt"/>
    </style:style>
    <style:style style:name="P53" style:parent-style-name="NoSpacing" style:family="paragraph">
      <style:text-properties fo:font-size="14pt" style:font-size-asian="14pt" style:font-size-complex="14pt"/>
    </style:style>
    <style:style style:name="P54" style:parent-style-name="NoSpacing" style:family="paragraph">
      <style:text-properties fo:font-size="14pt" style:font-size-asian="14pt" style:font-size-complex="14pt"/>
    </style:style>
    <style:style style:name="P55" style:parent-style-name="NoSpacing" style:family="paragraph">
      <style:paragraph-properties fo:margin-left="0.5in">
        <style:tab-stops/>
      </style:paragraph-properties>
      <style:text-properties fo:font-size="14pt" style:font-size-asian="14pt" style:font-size-complex="14pt"/>
    </style:style>
    <style:style style:name="P56" style:parent-style-name="NoSpacing" style:family="paragraph">
      <style:text-properties fo:font-size="14pt" style:font-size-asian="14pt" style:font-size-complex="14pt"/>
    </style:style>
    <style:style style:name="P57" style:parent-style-name="NoSpacing" style:family="paragraph">
      <style:text-properties fo:font-size="14pt" style:font-size-asian="14pt" style:font-size-complex="14pt"/>
    </style:style>
  </office:automatic-styles>
  <office:body>
    <office:text text:use-soft-page-breaks="true">
      <text:p text:style-name="P1">Programming Essay for the Texture Adventure Game</text:p>
      <text:p text:style-name="P2"/>
      <text:p text:style-name="P3"/>
      <text:p text:style-name="P4"/>
      <text:p text:style-name="P5">Introduction:</text:p>
      <text:p text:style-name="P6">For my assignment I was tasked with making a single player Text adventure styled game using C#, in this Essay I will be talking about the What, How and Why<text:s/>to make the game run properly and go over parts I had trouble with, what I researched and what I learned.</text:p>
      <text:p text:style-name="P7"/>
      <text:p text:style-name="P8"/>
      <text:p text:style-name="P9">Starting<text:s/>off<text:s/>with Learning from Source Code and Research:</text:p>
      <text:p text:style-name="P10">To begin with I starting off by<text:s/>looking at the Source code that Chris proved as a basic learning curve<text:s/>and understanding for some basic code, this also helped me understand what needed to be in a Text Adventure game as prior to this assignment I hadn’t played one before.</text:p>
      <text:p text:style-name="P11"/>
      <text:p text:style-name="P12">I stared listing different parts of a Text Adventure Game I might need to do the<text:s/>assignment, like one Interaction<text:s/>should involve making the system take Text input like the<text:s/>player’s name, Giving the player choices like yes/no or right/left and the story should reflect and change with the player’s choices.<text:s/></text:p>
      <text:p text:style-name="P13"/>
      <text:p text:style-name="P14">Firstly,<text:s/>I researched up what certain Methods<text:s/>do and how they work as a Function, I did this by visiting a Microsoft website (1) that listed up several functions and gave descriptions of what they do. The first one of these I tried and practiced was “Console.WriteLine” so I can give the game some added flavour and make up some basic story writing for the settings. Next, I learned “Console.Clear” which would give me a fresh page whenever I wanted to, not the most needed code but I added it to clean and clear parts up so there not as cluttered. “PlayerName”<text:s/>was also used because<text:s/>I wanted to make it more personalized to each player, so they can write out a player name and the System would say “Thank you + PlayerName”<text:s/>I feel like it’s a nice little touch to the game.<text:s/></text:p>
      <text:p text:style-name="P15"/>
      <text:p text:style-name="P16">I also early on decided that I would make my own systems for the Text Adventure game instead of using the source code, this is so I could properly learn all the code through research and even if it didn’t work properly I could at least take notes on what does what and which bits didn’t work so I could look up new methods.<text:s/></text:p>
      <text:p text:style-name="P17"/>
      <text:soft-page-break/>
      <text:p text:style-name="P18">Adding Loops:</text:p>
      <text:p text:style-name="P19">Next was adding in the Do Loops into the game, for this I first followed a Flow Diagram (2)<text:s/>which taught me that the system will try to do a set of code, like a condition or choices and if the condition is true then it goes through the loop again but it was false then it would come to an end or go to the next part of choices.<text:s/></text:p>
      <text:p text:style-name="P20"/>
      <text:p text:style-name="P21">For example, when I was making the options of Looking around the Room, looking inside of a Bucket, going up to a Cell door and looking around the room. For 2 of those options would just give you flavour text and ask if you want to go back to the previous options. You can only get out the Cell door and break off the padlock if you had the rock that you can find in the bucket beforehand, of course if the player goes to the door first they cannot go forward without taking a step back to grab the item.</text:p>
      <text:p text:style-name="P22"/>
      <text:p text:style-name="P23">Similar to movement and direction, all the Questions were mostly kept simple with a YES/NO answer or GO BACK input.</text:p>
      <text:p text:style-name="P24"/>
      <text:p text:style-name="P25">Learning<text:s/>Arrays,<text:s/>Algorithms and Inventory:</text:p>
      <text:p text:style-name="P26">For the inventory I took the idea of other Programming students had suggested and went down the Algorithm route, as I wasn’t sure of any other way to do it.<text:s/></text:p>
      <text:p text:style-name="P27"/>
      <text:p text:style-name="P28">For this I used this website (3) as a bases of my Research. For this, I made the string name Inventory so I could test how to make several item slots. This was because if I wanted to add new items I could do the name of the Array, which in my case was Inventory and then give it a position. Using a full loop, it would go down the array starting from Zero and write it out, for testing I used Twenty as my cap so the it would look and go “Zero is less than Twenty” doing so it rides it out and would in theory make a list up to the number Twenty or until the end of the Array string is met.<text:s/></text:p>
      <text:p text:style-name="P29"/>
      <text:p text:style-name="P30">Although my game doesn’t contain 20 items, it was a good test to understand how it works, and when a Player does find the Rock item they can type Inventory and it will show them they have it on their character.</text:p>
      <text:p text:style-name="P31"/>
      <text:p text:style-name="P32"/>
      <text:p text:style-name="P33">Problems I had during the progress and What I learned:</text:p>
      <text:p text:style-name="P34">Most of the problems I had during the process was due to my lack of coding knowledge, which after this has definitely improved and my coding book fuller with functions and descriptions of code I looked at. As I haven’t coded a lot in<text:s/><text:soft-page-break/>the past it took me a little while to get used to doing the Brackets and Semi Colons on the end of lines of Code, that mixed with Spelling mistakes also made some of the bug fixing a little infuriating. At one point during the project I had racked up an impressive sum of 198 Errors, which swiftly went down to 17 after a few moments of spellchecking and Bracket adding.<text:s/></text:p>
      <text:p text:style-name="P35"/>
      <text:p text:style-name="P36">References:<text:s/></text:p>
      <text:p text:style-name="NoSpacing"/>
      <text:p text:style-name="NoSpacing"><text:span text:style-name="T37">"C# - Do...While Loop". </text:span><text:span text:style-name="T38">www.tutorialspoint.com</text:span><text:span text:style-name="T39">. N.p., 2017. Web. 15 Feb. 2017.</text:span></text:p>
      <text:p text:style-name="P40">(2)</text:p>
      <text:p text:style-name="P41"/>
      <text:p text:style-name="NoSpacing"><text:span text:style-name="T42">"Console.Writeline Method". </text:span><text:span text:style-name="T43">Mircosoft Developer Network</text:span><text:span text:style-name="T44">. N.p., 2017. Web. 4 Feb. 2017.</text:span></text:p>
      <text:p text:style-name="P45">(1)</text:p>
      <text:p text:style-name="P46"/>
      <text:p text:style-name="NoSpacing"><text:span text:style-name="T47"><text:s/></text:span><text:span text:style-name="T48">Nakov, Svetlin. "Introduction To Programming With C# / Java Books » Chapter 19. Data Structures And Algorithm Complexity". </text:span><text:span text:style-name="T49">Introprogramming.info</text:span><text:span text:style-name="T50">. N.p., 2017. Web. 18 Feb. 2017.</text:span></text:p>
      <text:p text:style-name="P51">(3)</text:p>
      <text:p text:style-name="P52"/>
      <text:p text:style-name="P53"/>
      <text:p text:style-name="P54"/>
      <text:p text:style-name="P55"/>
      <text:p text:style-name="P56"/>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prefix="("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istrator</meta:initial-creator>
    <dc:creator>Administrator</dc:creator>
    <meta:creation-date>2017-02-22T14:07:00Z</meta:creation-date>
    <dc:date>2017-02-22T19:35:00Z</dc:date>
    <meta:template xlink:href="Normal.dotm" xlink:type="simple"/>
    <meta:editing-cycles>16</meta:editing-cycles>
    <meta:editing-duration>PT19680S</meta:editing-duration>
    <meta:document-statistic meta:page-count="3" meta:paragraph-count="10" meta:word-count="758" meta:character-count="5075" meta:row-count="36" meta:non-whitespace-character-count="4327"/>
  </office:meta>
</office:document-meta>
</file>